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2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3" style:family="table-cell" style:parent-style-name="Default">
      <style:table-cell-properties fo:border-bottom="1.56pt solid #000000" fo:border-left="0.06pt solid #000000" fo:border-right="1.56pt solid #000000" fo:border-top="0.06pt solid #000000"/>
    </style:style>
    <style:style style:name="T1" style:family="tex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2">
            <text:p>2</text:p>
          </table:table-cell>
          <table:table-cell office:value-type="string">
            <text:p>Date révision :</text:p>
          </table:table-cell>
          <table:table-cell office:value-type="string">
            <text:p>18/10/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Analyse partie 1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10" office:value-type="string">
            <text:p>Corrigé</text:p>
          </table:table-cell>
        </table:table-row>
        <table:table-row table:style-name="ro4">
          <table:table-cell table:style-name="ce2" office:value-type="string">
            <text:p>Généralités</text:p>
          </table:table-cell>
          <table:table-cell table:style-name="ce6" office:value-type="string">
            <text:p>il n'y a plus de méthode initialiser, seulement un constructeur</text:p>
          </table:table-cell>
          <table:table-cell table:style-name="ce6"/>
          <table:table-cell table:style-name="ce11"/>
        </table:table-row>
        <table:table-row table:style-name="ro4">
          <table:table-cell table:style-name="ce3" office:value-type="string">
            <text:p>Variables/Consigneur</text:p>
          </table:table-cell>
          <table:table-cell table:style-name="ce7" office:value-type="string">
            <text:p>il sert à quoi le consigneur?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Constructeur</text:p>
          </table:table-cell>
          <table:table-cell table:style-name="ce7" office:value-type="string">
            <text:p>Vraiment trop court. Il sert à quoi? prend quels paramètres? Basez-vous sur les exemples des autres méthodes que vous avez.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Destructeur</text:p>
          </table:table-cell>
          <table:table-cell table:style-name="ce7" office:value-type="string">
            <text:p>idem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Prog. Principal/Fonctionnement</text:p>
          </table:table-cell>
          <table:table-cell table:style-name="ce7" office:value-type="string">
            <text:p>Consigneur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Prog. Principal/Fonctionnement</text:p>
          </table:table-cell>
          <table:table-cell table:style-name="ce7" office:value-type="string">
            <text:p>Exceptions : C'est quoi ça??</text:p>
          </table:table-cell>
          <table:table-cell table:style-name="ce7"/>
          <table:table-cell table:style-name="ce12"/>
        </table:table-row>
        <table:table-row table:style-name="ro4">
          <table:table-cell table:style-name="ce3" office:value-type="string">
            <text:p>Prog. Principal/option -w</text:p>
          </table:table-cell>
          <table:table-cell table:style-name="ce7" office:value-type="string">
            <text:p>on veut un répertoire par défaut.</text:p>
            <text:p><text:span text:style-name="T1">ça veut dire quoi «mal transcrit»?</text:span></text:p>
            <text:p><text:span text:style-name="T1">ça veut dire quoi «pas le bon»?</text:span></text:p>
            <text:p><text:span text:style-name="T1"/></text:p>
          </table:table-cell>
          <table:table-cell table:style-name="ce7"/>
          <table:table-cell table:style-name="ce12"/>
        </table:table-row>
        <table:table-row table:style-name="ro5">
          <table:table-cell table:style-name="ce3" office:value-type="string">
            <text:p>Remarque importante</text:p>
          </table:table-cell>
          <table:table-cell table:style-name="ce7" office:value-type="string">
            <text:p>Essayons de rester sérieux dans le format, svp.</text:p>
            <text:p>Plutôt que d'écrire cette remarque à la fin, donnez plutôt un aperçu de la syntaxe de la commande :</text:p>
            <text:p>nomDuServeur [-p numeroDePort] [-w répertoireDeBase]</text:p>
          </table:table-cell>
          <table:table-cell table:style-name="ce7"/>
          <table:table-cell table:style-name="ce12"/>
        </table:table-row>
        <table:table-row table:style-name="ro5">
          <table:table-cell table:style-name="ce4" office:value-type="string">
            <text:p>Classe Serveur</text:p>
          </table:table-cell>
          <table:table-cell table:style-name="ce8" office:value-type="string">
            <text:p>inutile de parler du constructeur et du destructeur à ce moment</text:p>
          </table:table-cell>
          <table:table-cell table:style-name="ce9"/>
          <table:table-cell table:style-name="ce13"/>
        </table:table-row>
        <table:table-row table:style-name="ro5">
          <table:table-cell office:value-type="string">
            <text:p>Attributs</text:p>
          </table:table-cell>
          <table:table-cell office:value-type="string">
            <text:p>à quoi servent-ils??</text:p>
          </table:table-cell>
          <table:table-cell table:number-columns-repeated="2"/>
        </table:table-row>
        <table:table-row table:style-name="ro5">
          <table:table-cell office:value-type="string">
            <text:p>Initialiser</text:p>
          </table:table-cell>
          <table:table-cell office:value-type="string">
            <text:p>Il n'était pas censé y avoir un constructeur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l manque des paramètres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On affiche plus rien, on consign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l manque les paramètres à passer au consigneur en cas d'exception</text:p>
          </table:table-cell>
          <table:table-cell table:number-columns-repeated="2"/>
        </table:table-row>
        <table:table-row table:style-name="ro5">
          <table:table-cell office:value-type="string">
            <text:p>Requête</text:p>
          </table:table-cell>
          <table:table-cell office:value-type="string">
            <text:p>les attributs sont nécessairement privés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l manque à peut près toute la documentation de ces méthodes. Faites comme dans l'exemple que je vous ai donné.</text:p>
          </table:table-cell>
          <table:table-cell table:number-columns-repeated="2"/>
        </table:table-row>
        <table:table-row table:style-name="ro5" table:number-rows-repeated="12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 style:data-style-name="N2" text:time-value="0000-00-00T19:3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17T19:50:43</dc:date>
    <meta:editing-duration>P0D</meta:editing-duration>
    <meta:editing-cycles>2</meta:editing-cycles>
    <meta:generator>LibreOffice/4.0.4.2$Linux_X86_64 LibreOffice_project/400m0$Build-2</meta:generator>
    <meta:document-statistic meta:table-count="3" meta:cell-count="40" meta:object-count="0"/>
  </office:meta>
</office:document-meta>
</file>